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text-properties officeooo:paragraph-rsid="01756fef"/>
    </style:style>
    <style:style style:name="P7" style:family="paragraph" style:parent-style-name="Text_20_body">
      <style:text-properties officeooo:rsid="01dd4f45" officeooo:paragraph-rsid="01dd4f45"/>
    </style:style>
    <style:style style:name="P8" style:family="paragraph" style:parent-style-name="Text_20_body">
      <style:text-properties officeooo:paragraph-rsid="01edcf44"/>
    </style:style>
    <style:style style:name="P9" style:family="paragraph" style:parent-style-name="Text_20_body">
      <style:text-properties officeooo:rsid="0036a586" officeooo:paragraph-rsid="0176446b"/>
    </style:style>
    <style:style style:name="P10" style:family="paragraph" style:parent-style-name="Text_20_body">
      <style:text-properties officeooo:rsid="02833bab" officeooo:paragraph-rsid="02833bab"/>
    </style:style>
    <style:style style:name="P11" style:family="paragraph" style:parent-style-name="Text_20_body">
      <style:text-properties officeooo:rsid="02c6c633" officeooo:paragraph-rsid="02c6c633"/>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Index">
      <style:paragraph-properties fo:text-align="start" style:justify-single-word="false"/>
      <style:text-properties officeooo:rsid="0002d659" officeooo:paragraph-rsid="0002d659"/>
    </style:style>
    <style:style style:name="P16" style:family="paragraph" style:parent-style-name="Index">
      <style:paragraph-properties fo:text-align="start" style:justify-single-word="false"/>
      <style:text-properties officeooo:paragraph-rsid="0002d659"/>
    </style:style>
    <style:style style:name="P17" style:family="paragraph" style:parent-style-name="Text_20_body" style:list-style-name="L1">
      <style:text-properties style:font-name="Times New Roman" officeooo:rsid="02c07c14" officeooo:paragraph-rsid="02c07c14"/>
    </style:style>
    <style:style style:name="P18" style:family="paragraph" style:parent-style-name="Text_20_body" style:list-style-name="L1">
      <style:text-properties style:font-name="Times New Roman" officeooo:rsid="02c07c14" officeooo:paragraph-rsid="02d79272"/>
    </style:style>
    <style:style style:name="P19" style:family="paragraph" style:parent-style-name="Text_20_body" style:list-style-name="L1">
      <style:text-properties style:font-name="Times New Roman" officeooo:rsid="02c694e2" officeooo:paragraph-rsid="02c694e2"/>
    </style:style>
    <style:style style:name="P20" style:family="paragraph" style:parent-style-name="Text_20_body" style:list-style-name="L2">
      <style:text-properties style:font-name="Times New Roman" officeooo:rsid="02c25302" officeooo:paragraph-rsid="02c25302"/>
    </style:style>
    <style:style style:name="P21" style:family="paragraph" style:parent-style-name="Text_20_body" style:list-style-name="L5">
      <style:text-properties style:font-name="Times New Roman" officeooo:rsid="016f9575" officeooo:paragraph-rsid="016f9575"/>
    </style:style>
    <style:style style:name="P22" style:family="paragraph" style:parent-style-name="Text_20_body" style:list-style-name="L5">
      <style:text-properties style:font-name="Times New Roman" officeooo:rsid="016f9575" officeooo:paragraph-rsid="019b3cfb"/>
    </style:style>
    <style:style style:name="P23" style:family="paragraph" style:parent-style-name="Text_20_body" style:list-style-name="L6">
      <style:text-properties style:font-name="Times New Roman"/>
    </style:style>
    <style:style style:name="P24" style:family="paragraph" style:parent-style-name="Text_20_body" style:list-style-name="L3">
      <style:text-properties officeooo:rsid="02d35e24" officeooo:paragraph-rsid="02d35e24"/>
    </style:style>
    <style:style style:name="P25" style:family="paragraph" style:parent-style-name="Text_20_body" style:list-style-name="L4">
      <style:text-properties fo:font-weight="normal" officeooo:rsid="02c7223e" officeooo:paragraph-rsid="02c7223e" style:font-weight-asian="normal" style:font-weight-complex="normal"/>
    </style:style>
    <style:style style:name="P26" style:family="paragraph" style:parent-style-name="Text_20_body" style:list-style-name="L6">
      <style:text-properties officeooo:rsid="016f9575" officeooo:paragraph-rsid="017e1ebe"/>
    </style:style>
    <style:style style:name="P27" style:family="paragraph" style:parent-style-name="Text_20_body" style:list-style-name="L6">
      <style:text-properties officeooo:rsid="016f9575" officeooo:paragraph-rsid="018eb969"/>
    </style:style>
    <style:style style:name="P28" style:family="paragraph" style:parent-style-name="Text_20_body" style:list-style-name="L6">
      <style:text-properties officeooo:rsid="017e1ebe" officeooo:paragraph-rsid="018eb969"/>
    </style:style>
    <style:style style:name="P29" style:family="paragraph" style:parent-style-name="Text_20_body" style:list-style-name="L6">
      <style:text-properties officeooo:rsid="01826807" officeooo:paragraph-rsid="01826807"/>
    </style:style>
    <style:style style:name="P30" style:family="paragraph" style:parent-style-name="Text_20_body" style:list-style-name="L6">
      <style:text-properties officeooo:rsid="017f737c" officeooo:paragraph-rsid="017f737c"/>
    </style:style>
    <style:style style:name="P31" style:family="paragraph" style:parent-style-name="Text_20_body" style:list-style-name="L6">
      <style:text-properties officeooo:rsid="017ff7c0" officeooo:paragraph-rsid="017ff7c0"/>
    </style:style>
    <style:style style:name="P32" style:family="paragraph" style:parent-style-name="Text_20_body">
      <style:text-properties officeooo:rsid="02d0c423" officeooo:paragraph-rsid="02d0c423"/>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officeooo:rsid="02dc17bd" officeooo:paragraph-rsid="02dc17bd"/>
    </style:style>
    <style:style style:name="P36" style:family="paragraph" style:parent-style-name="Standard" style:master-page-name="First_20_Page">
      <style:paragraph-properties style:page-number="auto"/>
    </style:style>
    <style:style style:name="P37" style:family="paragraph" style:parent-style-name="Index" style:master-page-name="Index">
      <style:paragraph-properties fo:text-align="start" style:justify-single-word="false" style:page-number="auto"/>
      <style:text-properties officeooo:paragraph-rsid="0002d659"/>
    </style:style>
    <style:style style:name="P38" style:family="paragraph" style:parent-style-name="Heading_20_1">
      <style:text-properties style:font-name="Times New Roman"/>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officeooo:rsid="0184022c" officeooo:paragraph-rsid="0184022c"/>
    </style:style>
    <style:style style:name="P42" style:family="paragraph" style:parent-style-name="Heading_20_2">
      <style:text-properties officeooo:rsid="0036a586" officeooo:paragraph-rsid="0176446b"/>
    </style:style>
    <style:style style:name="P43" style:family="paragraph" style:parent-style-name="Heading_20_2">
      <style:text-properties style:font-name="Times New Roman" officeooo:rsid="02c07c14" officeooo:paragraph-rsid="02c07c14"/>
    </style:style>
    <style:style style:name="P44" style:family="paragraph" style:parent-style-name="Heading_20_2">
      <style:paragraph-properties fo:text-align="start" style:justify-single-word="false"/>
      <style:text-properties style:font-name="Times New Roman" officeooo:rsid="02cda2b6" officeooo:paragraph-rsid="02cda2b6"/>
    </style:style>
    <style:style style:name="P45" style:family="paragraph" style:parent-style-name="Heading_20_2">
      <style:paragraph-properties fo:text-align="start" style:justify-single-word="false"/>
      <style:text-properties officeooo:rsid="02cda2b6" officeooo:paragraph-rsid="02cda2b6"/>
    </style:style>
    <style:style style:name="P46" style:family="paragraph" style:parent-style-name="Heading_20_2">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7cm" style:type="right" style:leader-style="dotted" style:leader-text="."/>
        </style:tab-stops>
      </style:paragraph-properties>
    </style:style>
    <style:style style:name="P49"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3b3d57"/>
    </style:style>
    <style:style style:name="T11" style:family="text">
      <style:text-properties style:font-name="Times New Roman" officeooo:rsid="02bf8aa1"/>
    </style:style>
    <style:style style:name="T12" style:family="text">
      <style:text-properties style:font-name="Times New Roman" fo:font-weight="bold" style:font-weight-asian="bold" style:font-weight-complex="bold"/>
    </style:style>
    <style:style style:name="T13" style:family="text">
      <style:text-properties style:font-name="Times New Roman" officeooo:rsid="02c07c14"/>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officeooo:rsid="02dbc0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4" draw:name="Bild1" text:anchor-type="paragraph" svg:x="-0.055cm" svg:y="0cm" svg:width="16.965cm" svg:height="3.434cm" draw:z-index="0"><draw:image xlink:href="Pictures/10000201000002D1000000922D0911398D36907C.png" xlink:type="simple" xlink:show="embed" xlink:actuate="onLoad"/></draw:frame></text:p>
      <text:p text:style-name="P5">Neue Features in UliCMS <text:span text:style-name="T5">2017.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
      <text:p text:style-name="P15"/>
      <text:p text:style-name="P16"><draw:frame draw:style-name="fr5" draw:name="Bild2" text:anchor-type="paragraph" svg:x="0.418cm" svg:y="0.429cm" svg:width="4.313cm" svg:height="9.446cm" draw:z-index="1"><draw:image xlink:href="Pictures/10000201000000A3000001651B4B7B6DDABDE9AC.png" xlink:type="simple" xlink:show="embed" xlink:actuate="onLoad"/></draw:frame></text:p>
      <text:p text:style-name="P3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_Toc467_918909501" text:style-name="Index_20_Link" text:visited-style-name="Index_20_Link">Über dieses Dokument<text:tab/>1</text:a></text:p>
          <text:p text:style-name="P48"><text:a xlink:type="simple" xlink:href="#__RefHeading___Toc481_1318882124" text:style-name="Index_20_Link" text:visited-style-name="Index_20_Link">Zielgruppe<text:tab/>1</text:a></text:p>
          <text:p text:style-name="P47"><text:a xlink:type="simple" xlink:href="#__RefHeading___Toc447_1318882124" text:style-name="Index_20_Link" text:visited-style-name="Index_20_Link">Was ist UliCMS?<text:tab/>1</text:a></text:p>
          <text:p text:style-name="P47"><text:a xlink:type="simple" xlink:href="#__RefHeading___Toc901_364092656" text:style-name="Index_20_Link" text:visited-style-name="Index_20_Link">Zusammenfassung der Änderungen<text:tab/>1</text:a></text:p>
          <text:p text:style-name="P48"><text:a xlink:type="simple" xlink:href="#__RefHeading___Toc552_1489461170" text:style-name="Index_20_Link" text:visited-style-name="Index_20_Link">Neue Features<text:tab/>1</text:a></text:p>
          <text:p text:style-name="P48"><text:a xlink:type="simple" xlink:href="#__RefHeading___Toc554_1489461170" text:style-name="Index_20_Link" text:visited-style-name="Index_20_Link">Fehlerkorrekturen und sonstige Änderungen<text:tab/>2</text:a></text:p>
          <text:p text:style-name="P48"><text:a xlink:type="simple" xlink:href="#__RefHeading___Toc478_2107156668" text:style-name="Index_20_Link" text:visited-style-name="Index_20_Link">Entfernte Funktionen<text:tab/>2</text:a></text:p>
          <text:p text:style-name="P47"><text:a xlink:type="simple" xlink:href="#__RefHeading___Toc360_1816393294" text:style-name="Index_20_Link" text:visited-style-name="Index_20_Link">Beschreibung der neuen Features<text:tab/>3</text:a></text:p>
          <text:p text:style-name="P48"><text:a xlink:type="simple" xlink:href="#__RefHeading___Toc381_810183218" text:style-name="Index_20_Link" text:visited-style-name="Index_20_Link">Neues Standardtheme "impro17"<text:tab/>3</text:a></text:p>
          <text:p text:style-name="P48"><text:a xlink:type="simple" xlink:href="#__RefHeading___Toc454_1629394645" text:style-name="Index_20_Link" text:visited-style-name="Index_20_Link">Shortcut zum Leeren des Caches hinzugefügt<text:tab/>4</text:a></text:p>
          <text:p text:style-name="P48"><text:a xlink:type="simple" xlink:href="#__RefHeading___Toc432_2107156668" text:style-name="Index_20_Link" text:visited-style-name="Index_20_Link">ViewBag hinzugefügt<text:tab/>4</text:a></text:p>
          <text:p text:style-name="P48"><text:a xlink:type="simple" xlink:href="#__RefHeading___Toc474_107956845" text:style-name="Index_20_Link" text:visited-style-name="Index_20_Link">Funktion Request::getVar() hinzugefügt<text:tab/>4</text:a></text:p>
          <text:p text:style-name="P48"><text:a xlink:type="simple" xlink:href="#__RefHeading___Toc434_2107156668" text:style-name="Index_20_Link" text:visited-style-name="Index_20_Link">Anzahl der gefundenen Datensätze wird nun angezeigt<text:tab/>4</text:a></text:p>
          <text:p text:style-name="P48"><text:a xlink:type="simple" xlink:href="#__RefHeading___Toc520_1334685537" text:style-name="Index_20_Link" text:visited-style-name="Index_20_Link">Content-Typen können nun auf entsprechende Model Klassen gemappt werden<text:tab/>5</text:a></text:p>
          <text:p text:style-name="P48"><text:a xlink:type="simple" xlink:href="#__RefHeading___Toc580_1334685537" text:style-name="Index_20_Link" text:visited-style-name="Index_20_Link">Man kann nun schon beim Anlegen eines Benutzers eine Gruppe wählen<text:tab/>5</text:a></text:p>
          <text:p text:style-name="P48"><text:a xlink:type="simple" xlink:href="#__RefHeading___Toc622_1334685537" text:style-name="Index_20_Link" text:visited-style-name="Index_20_Link">PHP_ICO auf Version 1.0.4 aktualisiert<text:tab/>6</text:a></text:p>
          <text:p text:style-name="P47"><text:a xlink:type="simple" xlink:href="#__RefHeading___Toc807_579939615" text:style-name="Index_20_Link" text:visited-style-name="Index_20_Link">Durchführung der Installation<text:tab/>6</text:a></text:p>
          <text:p text:style-name="P47"><text:a xlink:type="simple" xlink:href="#__RefHeading__616_716240178" text:style-name="Index_20_Link" text:visited-style-name="Index_20_Link">Durchführung eines Upgrades<text:tab/>6</text:a></text:p>
          <text:p text:style-name="P47"><text:a xlink:type="simple" xlink:href="#__RefHeading___Toc734_1061336504" text:style-name="Index_20_Link" text:visited-style-name="Index_20_Link">Benötigen Sie Hilfe?<text:tab/>8</text:a></text:p>
          <text:p text:style-name="P47"><text:a xlink:type="simple" xlink:href="#__RefHeading___Toc978_1474200080" text:style-name="Index_20_Link" text:visited-style-name="Index_20_Link">Abbildungsverzeichnis<text:tab/>8</text:a></text:p>
        </text:index-body>
      </text:table-of-content>
      <text:p text:style-name="P6"/>
      <text:h text:style-name="P39" text:outline-level="1"><text:bookmark-start text:name="__RefHeading___Toc467_918909501"/>Über dieses Dokument<text:bookmark-end text:name="__RefHeading___Toc467_918909501"/></text:h>
      <text:p text:style-name="P4">Dieses Dokument beschreibt die neuen Features in UliCMS <text:span text:style-name="T6">2017.3.</text:span></text:p>
      <text:h text:style-name="P42" text:outline-level="2"><text:bookmark-start text:name="__RefHeading___Toc481_1318882124"/>Zielgruppe<text:bookmark-end text:name="__RefHeading___Toc481_1318882124"/></text:h>
      <text:p text:style-name="P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3" text:outline-level="2"><text:bookmark-start text:name="__RefHeading___Toc552_1489461170"/>Neue Features<text:bookmark-end text:name="__RefHeading___Toc552_1489461170"/></text:h>
      <text:list xml:id="list6066689264013536223" text:style-name="L1">
        <text:list-item>
          <text:p text:style-name="P17">Neues Standardtheme "impro17"</text:p>
        </text:list-item>
        <text:list-item>
          <text:p text:style-name="P17">Shortcut zum Leeren des Caches hinzugefügt</text:p>
        </text:list-item>
        <text:list-item>
          <text:p text:style-name="P18">ViewBag hinzugefügt</text:p>
        </text:list-item>
        <text:list-item>
          <text:p text:style-name="P18">Funktion Request::getVar() hinzugefügt</text:p>
        </text:list-item>
        <text:list-item>
          <text:p text:style-name="P17">Anzahl der gefundenen Datensätze wird nun angezeigt</text:p>
        </text:list-item>
        <text:list-item>
          <text:p text:style-name="P17">Content-Typen können nun auf entsprechende Model Klassen gemappt werden</text:p>
        </text:list-item>
        <text:list-item>
          <text:p text:style-name="P17">Man kann nun schon beim Anlegen eines Benutzers eine Gruppe wählen</text:p>
        </text:list-item>
        <text:list-item>
          <text:p text:style-name="P17">PHP_ICO auf Version 1.0.4 aktualisiert</text:p>
        </text:list-item>
        <text:list-item>
          <text:p text:style-name="P17">request_logging ist nun in der cms-config Datei einstellbar. Es ist in den Voreinstellungen deaktiviert.</text:p>
        </text:list-item>
        <text:list-item>
          <text:p text:style-name="P17">Link "Ein weiteres Paket installieren" hinzugefügt</text:p>
        </text:list-item>
        <text:list-item>
          <text:p text:style-name="P17">Themes können nun auch Sprachdateien haben</text:p>
        </text:list-item>
        <text:list-item>
          <text:p text:style-name="P17">Link "Anzeigen" unter "Seite Bearbeiten" hinzugefügt</text:p>
        </text:list-item>
        <text:list-item>
          <text:p text:style-name="P17">Funktionen zu Database Klasse hinzugefügt</text:p>
          <text:list>
            <text:list-item>
              <text:p text:style-name="P17">Database::fetchFirst()</text:p>
            </text:list-item>
            <text:list-item>
              <text:p text:style-name="P17">Database::fetchFirstOrDefault()</text:p>
            </text:list-item>
            <text:list-item>
              <text:p text:style-name="P17">Database::fetchSingle()</text:p>
            </text:list-item>
            <text:list-item>
              <text:p text:style-name="P17"><text:soft-page-break/>Database::fetchSingleOrDefault()</text:p>
            </text:list-item>
            <text:list-item>
              <text:p text:style-name="P17">Database::any()</text:p>
            </text:list-item>
          </text:list>
        </text:list-item>
        <text:list-item>
          <text:p text:style-name="P17">Globale Funktion find_all_folders() hinzugefügt</text:p>
        </text:list-item>
        <text:list-item>
          <text:p text:style-name="P17">Model-Klassen User, Group und UserManager hinzugefügt</text:p>
        </text:list-item>
        <text:list-item>
          <text:p text:style-name="P17">"Nachricht des Tages" je Sprache</text:p>
        </text:list-item>
        <text:list-item>
          <text:p text:style-name="P17">Einstellung "Zugriffsbeschränkungen für neue Inhalte" hinzugefügt</text:p>
        </text:list-item>
        <text:list-item>
          <text:p text:style-name="P17">Das Modul oneclick_upgrade ist nun vorinstalliert</text:p>
        </text:list-item>
        <text:list-item>
          <text:p text:style-name="P17">Installer löscht sich nun selbst am Ende der Installation</text:p>
        </text:list-item>
        <text:list-item>
          <text:p text:style-name="P17">jscolor aktualisiert (Version 2.0.4)</text:p>
        </text:list-item>
        <text:list-item>
          <text:p text:style-name="P19">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9153885210027052925" text:style-name="L2">
        <text:list-item>
          <text:p text:style-name="P20">Passwort vergessen verschickt nun Links zum Setzen eines neuen Passworts, statt direkt ein neues Passwort zu vergeben</text:p>
        </text:list-item>
        <text:list-item>
          <text:p text:style-name="P20">Fehlermeldung auf 404er Fehlerseiten in der Funktion Template::getHeadline() behoben</text:p>
        </text:list-item>
        <text:list-item>
          <text:p text:style-name="P20">Funktionen zur Ausgabe der Metadaten einer Seite entsprechen nun dem Namensschema</text:p>
        </text:list-item>
        <text:list-item>
          <text:p text:style-name="P20">Menüpunkt "Update" wird wieder angezeigt, wenn die Datei "update.php" vorhanden ist</text:p>
        </text:list-item>
        <text:list-item>
          <text:p text:style-name="P20">Menüpunkte werden nur noch angezeigt, wenn darauf die Zugriffsrechte hat</text:p>
        </text:list-item>
        <text:list-item>
          <text:p text:style-name="P20">Doppelklick auf "Paket installieren" Button erzeugt nun keinen Fehler mehr</text:p>
        </text:list-item>
        <text:list-item>
          <text:p text:style-name="P20">article_date wird nun korrekt gespeichert</text:p>
        </text:list-item>
        <text:list-item>
          <text:p text:style-name="P20">Username ist jetzt Unique</text:p>
        </text:list-item>
        <text:list-item>
          <text:p text:style-name="P20">get_article_meta gibt nun article_date als Unix_Timestamp zurück</text:p>
        </text:list-item>
        <text:list-item>
          <text:p text:style-name="P20">Umgang mit leerem article_date korrigiert</text:p>
        </text:list-item>
      </text:list>
      <text:h text:style-name="Heading_20_2" text:outline-level="2"><text:bookmark-start text:name="__RefHeading___Toc478_2107156668"/>Entfernte Funktionen<text:bookmark-end text:name="__RefHeading___Toc478_2107156668"/></text:h>
      <text:list xml:id="list7797439936291727477" text:style-name="L3">
        <text:list-item>
          <text:p text:style-name="P24">Funktion SecurityHelper::hash_password() entfernt</text:p>
        </text:list-item>
        <text:list-item>
          <text:p text:style-name="P24">fast_mode entfernt</text:p>
        </text:list-item>
      </text:list>
      <text:h text:style-name="P40"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1">Das neue Standardtheme <text:span text:style-name="T14">impro17</text:span> ist eine Weiterentwicklung des Vorgängers <text:span text:style-name="T14">theme-2017</text:span>. <text:span text:style-name="T16">Das theme </text:span><text:span text:style-name="T15">impro17 </text:span><text:span text:style-name="T17">enthält die folgenden Features, die in theme-2017 noch nicht enthalten waren:</text:span></text:p>
      <text:list xml:id="list5834917792349704962" text:style-name="L4">
        <text:list-item>
          <text:p text:style-name="P25">Template für den Inhaltstyp „Liste“, ähnlich einem Blogarchiv</text:p>
        </text:list-item>
        <text:list-item>
          <text:p text:style-name="P25">Eigene Templates für den Inhaltstyp „Artikel“</text:p>
        </text:list-item>
        <text:list-item>
          <text:p text:style-name="P25">Wenn das Modul „search“ oder „extended_search“ installiert und eingerichtet ist, wird ein globales Suchfeld angezeigt</text:p>
          <text:p text:style-name="P25"><draw:frame draw:style-name="fr1" draw:name="Rahmen1" text:anchor-type="paragraph" svg:width="8.229cm" draw:z-index="13"><draw:text-box fo:min-height="17.568cm"><text:p text:style-name="Illustration"><draw:frame draw:style-name="fr6" draw:name="Bild3" text:anchor-type="as-char" svg:width="6.1cm" style:rel-width="74%" svg:height="13.023cm" style:rel-height="scale" draw:z-index="14"><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45" text:outline-level="2"/></draw:text-box></draw:frame><text:soft-page-break/></text:p>
        </text:list-item>
      </text:list>
      <text:h text:style-name="P44" text:outline-level="2"><text:bookmark-start text:name="__RefHeading___Toc454_1629394645"/>Shortcut zum Leeren des Caches hinzugefügt<text:bookmark-end text:name="__RefHeading___Toc454_1629394645"/></text:h>
      <text:p text:style-name="P12">Neben dem Menü-Icon befindet sich nun ein Icon zum leeren des Caches.</text:p>
      <text:p text:style-name="P12"><draw:frame draw:style-name="fr1" draw:name="Rahmen2" text:anchor-type="paragraph" svg:width="2.884cm" draw:z-index="15"><draw:text-box fo:min-height="1.429cm"><text:p text:style-name="Illustration"><draw:frame draw:style-name="fr6" draw:name="Bild4" text:anchor-type="as-char" svg:width="2.884cm" style:rel-width="100%" svg:height="1.429cm" style:rel-height="scale" draw:z-index="16"><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3">Die PHP-Klasse „ViewBag“ wurde hinzugefügt. In einem Controller oder einer Hook können mit dem Befehl <text:span text:style-name="T18">ViewBag::set(„myvar“, „value“)</text:span> Werte gesetzt werden, die in einem View bzw. Template mittels <text:span text:style-name="T18">ViewBag::get(„myvar“) </text:span>abgerufen werden.</text:p>
      <text:h text:style-name="Heading_20_2" text:outline-level="2"><text:bookmark-start text:name="__RefHeading___Toc474_107956845"/>Funktion Request::getVar() hinzugefügt<text:bookmark-end text:name="__RefHeading___Toc474_107956845"/></text:h>
      <text:p text:style-name="P14">Die Funktion<text:line-break/><text:span text:style-name="T14">Request::</text:span><text:span text:style-name="T12">getVar($name, $default = null, $convert = "")</text:span><text:span text:style-name="T7"><text:line-break/>wurde hinzugefügt. Diese gibt eine </text:span><text:span text:style-name="T12">$_POST</text:span><text:span text:style-name="T7"> oder </text:span><text:span text:style-name="T12">$_GET</text:span><text:span text:style-name="T7"> Variable zurück. Wenn der Wert $name werde in </text:span><text:span text:style-name="T12">$_POST</text:span><text:span text:style-name="T7"> noch in </text:span><text:span text:style-name="T12">$_GET</text:span><text:span text:style-name="T7"> vorhanden ist, wird </text:span><text:span text:style-name="T12">$default</text:span><text:span text:style-name="T7"> zurückgegeben.<text:line-break/>Der Parameter </text:span><text:span text:style-name="T12">$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3">Es wird nun die Anzahl der gefundenen Datensätze angezeigt.</text:p>
      <text:h text:style-name="P46" text:outline-level="2"><text:bookmark-start text:name="__RefHeading___Toc520_1334685537"/>Content-Typen können nun auf entsprechende Model Klassen gemappt werden<text:bookmark-end text:name="__RefHeading___Toc520_1334685537"/></text:h>
      <text:p text:style-name="P33">Man kann nun in der metadata.json Datei eines Moduls den Inhaltstypen (type wie in der Datenbank) eine Model PHP-Klasse zuweisen.</text:p>
      <text:p text:style-name="P34">Beispielcode:</text:p>
      <text:p text:style-name="P33">{</text:p>
      <text:p text:style-name="P33"><text:s text:c="3"/>„type_classes“ : {</text:p>
      <text:p text:style-name="P33"><text:s text:c="9"/>„article“ : „CustomArticle“,</text:p>
      <text:p text:style-name="P33"><text:s text:c="9"/>„my“ : „MyContentType“,</text:p>
      <text:p text:style-name="P33"><text:s text:c="9"/>„other“ : „OtherContentType“</text:p>
      <text:p text:style-name="P33"><text:s text:c="3"/>}</text:p>
      <text:p text:style-name="P33">}</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19">einem Benutzer nun schon beim Anlegen eine Gruppe zuweisen.</text:span></text:p>
      <text:p text:style-name="Text_20_body"><draw:frame draw:style-name="fr1" draw:name="Rahmen3" text:anchor-type="paragraph" svg:width="9.509cm" draw:z-index="17"><draw:text-box fo:min-height="11.097cm"><text:p text:style-name="Illustration"><draw:frame draw:style-name="fr8" draw:name="Bild5" text:anchor-type="as-char" svg:width="8.557cm" style:rel-width="90%" svg:height="9.985cm" style:rel-height="scale" draw:z-index="18"><draw:image xlink:href="Pictures/1000020100000203000002596FEBA064644C9AD9.png" xlink:type="simple" xlink:show="embed" xlink:actuate="onLoad"/></draw:frame><text:line-break/>Abbildung <text:sequence text:ref-name="refIllustration3" text:name="Illustration" text:formula="ooow:Illustration+1" style:num-format="1">3</text:sequence>: Auswahl für Benutzergruppe beim Anlegen</text:p></draw:text-box></draw:frame></text:p>
      <text:h text:style-name="P46" text:outline-level="2"><text:bookmark-start text:name="__RefHeading___Toc622_1334685537"/>PHP_ICO auf Version 1.0.4 aktualisiert<text:bookmark-end text:name="__RefHeading___Toc622_1334685537"/></text:h>
      <text:p text:style-name="P35">PHP_ICO ist eine PHP Klasse, zur Generierung von Favicon Icons. PHP_ICO wurde auf Version 1.0.4 aktualisiert. Damit funktioniert die Funktion „Neues Favicon hochladen“ nun auch mit PHP 7.</text:p>
      <text:h text:style-name="Heading_20_1" text:outline-level="1"><text:bookmark-start text:name="__RefHeading___Toc807_579939615"/><text:span text:style-name="T7">Durchführung der Installatio</text:span><text:span text:style-name="T10">n</text:span><text:bookmark-end text:name="__RefHeading___Toc807_579939615"/></text:h>
      <text:list xml:id="list6564377496373263227" text:style-name="L5">
        <text:list-item>
          <text:p text:style-name="P21">Entpacken Sie die heruntergeladene zip-Datei.</text:p>
        </text:list-item>
        <text:list-item>
          <text:p text:style-name="P21">Verbinden Sie sich per FTP mit dem Webserver und laden Sie den Inhalt des Ordners „ulicms“ in den Hauptordner oder einen Unterordner hoch.</text:p>
        </text:list-item>
        <text:list-item>
          <text:p text:style-name="P21">Wenn Sie UliCMS in de<text:span text:style-name="T3">m</text:span> Hauptordner hochgeladen haben, rufen Sie [www.ihredomain.de]/installer im Browser auf.</text:p>
        </text:list-item>
        <text:list-item>
          <text:p text:style-name="P21">Wenn Sie UliCMS in eine<text:span text:style-name="T3">m</text:span> Unterordner hochgeladen haben, rufen Sie [www.ihredomain.de]/[ihr-unterordner]/installer im Browser auf.<text:line-break/>Die eckigen Klammern sind Platzhalter.</text:p>
        </text:list-item>
        <text:list-item>
          <text:p text:style-name="P21">Folgen Sie den Anweisungen des Installationsassistenten.</text:p>
        </text:list-item>
        <text:list-item>
          <text:p text:style-name="P22">Löschen Sie nach erfolgreichen Abschluss der Installation den Ordner „installer“ vom Server.</text:p>
        </text:list-item>
      </text:list>
      <text:h text:style-name="P38" text:outline-level="1"><text:bookmark-start text:name="__RefHeading__616_716240178"/>Durchführung eines Upgrades<text:bookmark-end text:name="__RefHeading__616_716240178"/></text:h>
      <text:p text:style-name="P10"><text:span text:style-name="T7">Ein Upgrade kann nur von UliCMS 2017.1 </text:span><text:span text:style-name="T11">oder UliCMS 2017.2</text:span><text:span text:style-name="T7"> auf UliCMS 2017.</text:span><text:span text:style-name="T11">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1">3</text:span><text:span text:style-name="T8">.</text:span></text:p>
      <text:list xml:id="list4789656575427376992" text:style-name="L6">
        <text:list-item>
          <text:p text:style-name="P23">Entpacken Sie das heruntergeladene Upgrade-Paket.</text:p>
        </text:list-item>
        <text:list-item>
          <text:p text:style-name="P2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3615988925686" text:continue-numbering="true" text:style-name="L6">
        <text:list-item>
          <text:p text:style-name="P26"><draw:frame draw:style-name="fr2" draw:name="Rahmen7" text:anchor-type="paragraph" svg:x="2.708cm" svg:y="-0.171cm" svg:width="6.881cm" draw:z-index="11"><draw:text-box fo:min-height="8.183cm"><text:p text:style-name="Illustration"><draw:frame draw:style-name="fr7" draw:name="Bild10" text:anchor-type="paragraph" svg:width="6.881cm" svg:height="8.183cm" style:rel-height="scale" draw:z-index="12"><draw:image xlink:href="Pictures/100002010000013D0000017980A4DBF7064F7A26.png" xlink:type="simple" xlink:show="embed" xlink:actuate="onLoad"/></draw:frame> Abbildung <text:sequence text:ref-name="refIllustration2" text:name="Illustration" text:formula="ooow:Illustration+1" style:num-format="1">4</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8">Loggen Sie sich nun in das CMS ein, prüfen Sie, ob eine Paketquelle für diese Version von UliCMS ausgewählt ist.</text:p>
        </text:list-item>
        <text:list-item>
          <text:p text:style-name="P29">Falls Patches für UliCMS verfügbar sind, installieren Sie diese.</text:p>
        </text:list-item>
        <text:list-item>
          <text:p text:style-name="P30">Leeren Sie den Cache des CMS.</text:p>
        </text:list-item>
        <text:list-item>
          <text:p text:style-name="P31">Rufen Sie „Pakete“ auf, und merken Sie sich alle Pakete, deren Versionsnummer rot markiert ist. Installieren Sie die neuen Versionen dieser Pakete.</text:p>
        </text:list-item>
        <text:list-item>
          <text:p text:style-name="P31">Falls Probleme mit Modulen und Themes auftreten, die nicht aus der Paketquelle stammen, prüfen Sie, ob von diesen Paketen beim Hersteller eine neue Version verfügbar ist, und installieren Sie diese gegebenenfalls.</text:p>
        </text:list-item>
      </text:list>
      <text:h text:style-name="P41" text:outline-level="1"><text:bookmark-start text:name="__RefHeading___Toc734_1061336504"/>Benötigen Sie Hilfe?<text:bookmark-end text:name="__RefHeading___Toc734_1061336504"/></text:h>
      <text:p text:style-name="P8"><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9"><text:s/>Abbildung 1: Darstellung eines Artikels im Theme "impro17"<text:tab/>3</text:p>
          <text:p text:style-name="P49"><text:s/>Abbildung 2: Icon zum Leeren des Caches<text:tab/>4</text:p>
          <text:p text:style-name="P49"><text:s/>Abbildung 3: Auswahl für Benutzergruppe beim Anlegen<text:tab/>5</text:p>
          <text:p text:style-name="P49"><text:s/>Abbildung 4: Abbildung, setzen der Datei-Berechtigungen auf dem FTP-Server<text:tab/>7</text:p>
        </text:index-body>
      </text:illustration-index>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18T21:36:14.199000257">18.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7H57M25S</meta:editing-duration>
    <meta:editing-cycles>702</meta:editing-cycles>
    <meta:generator>LibreOffice/5.2.6.2$Windows_x86 LibreOffice_project/a3100ed2409ebf1c212f5048fbe377c281438fdc</meta:generator>
    <dc:date>2017-04-18T21:36:13.941000000</dc:date>
    <meta:document-statistic meta:table-count="0" meta:image-count="8" meta:object-count="0" meta:page-count="10" meta:paragraph-count="132" meta:word-count="1158" meta:character-count="8334" meta:non-whitespace-character-count="7322"/>
  </office:meta>
</office:document-meta>
</file>